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7a8e" officeooo:paragraph-rsid="00017a8e"/>
    </style:style>
    <style:style style:name="P2" style:family="paragraph" style:parent-style-name="Standard">
      <style:text-properties officeooo:rsid="0004a5eb" officeooo:paragraph-rsid="0004a5eb"/>
    </style:style>
    <style:style style:name="P3" style:family="paragraph" style:parent-style-name="Standard">
      <style:text-properties officeooo:rsid="0015e749" officeooo:paragraph-rsid="0015e749"/>
    </style:style>
    <style:style style:name="P4" style:family="paragraph" style:parent-style-name="Standard">
      <style:text-properties officeooo:rsid="00232deb" officeooo:paragraph-rsid="00232deb"/>
    </style:style>
    <style:style style:name="P5" style:family="paragraph" style:parent-style-name="Standard">
      <style:text-properties officeooo:rsid="0023e1ac" officeooo:paragraph-rsid="0023e1ac"/>
    </style:style>
    <style:style style:name="P6" style:family="paragraph" style:parent-style-name="Standard">
      <style:text-properties officeooo:rsid="00245d11" officeooo:paragraph-rsid="00245d11"/>
    </style:style>
    <style:style style:name="P7" style:family="paragraph" style:parent-style-name="Standard">
      <style:text-properties officeooo:rsid="00272942" officeooo:paragraph-rsid="00272942"/>
    </style:style>
    <style:style style:name="P8" style:family="paragraph" style:parent-style-name="Standard">
      <style:text-properties officeooo:rsid="0029585c" officeooo:paragraph-rsid="0029585c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232deb" officeooo:paragraph-rsid="00232deb" style:font-size-asian="16pt" style:font-weight-asian="bold" style:font-size-complex="16pt" style:font-weight-complex="bold"/>
    </style:style>
    <style:style style:name="P10" style:family="paragraph" style:parent-style-name="Standard" style:list-style-name="L1">
      <style:text-properties officeooo:paragraph-rsid="000a50c9"/>
    </style:style>
    <style:style style:name="P11" style:family="paragraph" style:parent-style-name="Standard" style:list-style-name="L1">
      <style:text-properties officeooo:rsid="000481bc" officeooo:paragraph-rsid="000481bc"/>
    </style:style>
    <style:style style:name="P12" style:family="paragraph" style:parent-style-name="Standard" style:list-style-name="L1">
      <style:text-properties officeooo:rsid="0005fbec" officeooo:paragraph-rsid="0005fbec"/>
    </style:style>
    <style:style style:name="P13" style:family="paragraph" style:parent-style-name="Standard" style:list-style-name="L1">
      <style:text-properties officeooo:rsid="0008e988" officeooo:paragraph-rsid="0008e988"/>
    </style:style>
    <style:style style:name="P14" style:family="paragraph" style:parent-style-name="Standard" style:list-style-name="L1">
      <style:text-properties officeooo:rsid="000b61ae" officeooo:paragraph-rsid="000b61ae"/>
    </style:style>
    <style:style style:name="P15" style:family="paragraph" style:parent-style-name="Standard" style:list-style-name="L1">
      <style:text-properties officeooo:rsid="0031677b" officeooo:paragraph-rsid="0031677b"/>
    </style:style>
    <style:style style:name="P16" style:family="paragraph" style:parent-style-name="Standard" style:list-style-name="L1">
      <style:text-properties officeooo:rsid="0035735d" officeooo:paragraph-rsid="0036396f"/>
    </style:style>
    <style:style style:name="P17" style:family="paragraph" style:parent-style-name="Standard" style:list-style-name="L1">
      <style:text-properties fo:font-weight="bold" officeooo:rsid="0031677b" officeooo:paragraph-rsid="0031677b" style:font-weight-asian="bold" style:font-weight-complex="bold"/>
    </style:style>
    <style:style style:name="P18" style:family="paragraph" style:parent-style-name="Standard" style:list-style-name="L1">
      <style:text-properties fo:font-weight="bold" officeooo:rsid="000f5e40" officeooo:paragraph-rsid="000f5e40" style:font-weight-asian="bold" style:font-weight-complex="bold"/>
    </style:style>
    <style:style style:name="P19" style:family="paragraph" style:parent-style-name="Standard" style:list-style-name="L1">
      <style:text-properties fo:font-weight="normal" officeooo:rsid="00381f9d" officeooo:paragraph-rsid="00381f9d" style:font-weight-asian="normal" style:font-weight-complex="normal"/>
    </style:style>
    <style:style style:name="P20" style:family="paragraph" style:parent-style-name="Standard" style:list-style-name="L1">
      <style:text-properties fo:font-weight="normal" officeooo:rsid="0018c46f" officeooo:paragraph-rsid="003c15af" style:font-weight-asian="normal" style:font-weight-complex="normal"/>
    </style:style>
    <style:style style:name="P21" style:family="paragraph" style:parent-style-name="Standard" style:list-style-name="L1">
      <style:text-properties officeooo:rsid="000e0eec" officeooo:paragraph-rsid="000e0eec"/>
    </style:style>
    <style:style style:name="P22" style:family="paragraph" style:parent-style-name="Standard" style:list-style-name="L1">
      <style:text-properties officeooo:rsid="0012bff4" officeooo:paragraph-rsid="0012bff4"/>
    </style:style>
    <style:style style:name="P23" style:family="paragraph" style:parent-style-name="Standard" style:list-style-name="L1">
      <style:text-properties officeooo:rsid="0018c46f" officeooo:paragraph-rsid="003c15af"/>
    </style:style>
    <style:style style:name="P24" style:family="paragraph" style:parent-style-name="Standard" style:list-style-name="L1">
      <style:text-properties officeooo:rsid="0015e749" officeooo:paragraph-rsid="0015e749"/>
    </style:style>
    <style:style style:name="P25" style:family="paragraph" style:parent-style-name="Standard" style:list-style-name="L1">
      <style:text-properties officeooo:rsid="00147cad" officeooo:paragraph-rsid="00147ca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2312" style:font-weight-asian="bold" style:font-weight-complex="bold"/>
    </style:style>
    <style:style style:name="T3" style:family="text">
      <style:text-properties fo:font-weight="bold" officeooo:rsid="0019a9bf" style:font-weight-asian="bold" style:font-weight-complex="bold"/>
    </style:style>
    <style:style style:name="T4" style:family="text">
      <style:text-properties fo:font-weight="bold" officeooo:rsid="00245d11" style:font-weight-asian="bold" style:font-weight-complex="bold"/>
    </style:style>
    <style:style style:name="T5" style:family="text">
      <style:text-properties fo:font-variant="normal" fo:text-transform="none" fo:color="#000000" style:font-name="Consolas" fo:font-size="8.25pt" fo:letter-spacing="normal" fo:font-style="normal" fo:font-weight="normal"/>
    </style:style>
    <style:style style:name="T6" style:family="text">
      <style:text-properties fo:font-variant="normal" fo:text-transform="none" fo:color="#0077aa" style:font-name="Consolas" fo:font-size="8.25pt" fo:letter-spacing="normal" fo:font-style="normal" fo:font-weight="normal"/>
    </style:style>
    <style:style style:name="T7" style:family="text">
      <style:text-properties fo:font-variant="normal" fo:text-transform="none" fo:color="#2e7d32" style:font-name="Consolas" fo:font-size="8.25pt" fo:letter-spacing="normal" fo:font-style="normal" fo:font-weight="normal"/>
    </style:style>
    <style:style style:name="T8" style:family="text">
      <style:text-properties officeooo:rsid="000a50c9"/>
    </style:style>
    <style:style style:name="T9" style:family="text">
      <style:text-properties officeooo:rsid="00114b9b"/>
    </style:style>
    <style:style style:name="T10" style:family="text">
      <style:text-properties officeooo:rsid="00162312"/>
    </style:style>
    <style:style style:name="T11" style:family="text">
      <style:text-properties officeooo:rsid="0019a9bf"/>
    </style:style>
    <style:style style:name="T12" style:family="text">
      <style:text-properties officeooo:rsid="001a50eb"/>
    </style:style>
    <style:style style:name="T13" style:family="text">
      <style:text-properties officeooo:rsid="001a9fb1"/>
    </style:style>
    <style:style style:name="T14" style:family="text">
      <style:text-properties officeooo:rsid="001b3797"/>
    </style:style>
    <style:style style:name="T15" style:family="text">
      <style:text-properties officeooo:rsid="00245d11"/>
    </style:style>
    <style:style style:name="T16" style:family="text">
      <style:text-properties officeooo:rsid="002922ca"/>
    </style:style>
    <style:style style:name="T17" style:family="text">
      <style:text-properties officeooo:rsid="00297f6c"/>
    </style:style>
    <style:style style:name="T18" style:family="text">
      <style:text-properties officeooo:rsid="0031e354"/>
    </style:style>
    <style:style style:name="T19" style:family="text">
      <style:text-properties fo:font-weight="normal" officeooo:rsid="0031e354" style:font-weight-asian="normal" style:font-weight-complex="normal"/>
    </style:style>
    <style:style style:name="T20" style:family="text">
      <style:text-properties officeooo:rsid="0036396f"/>
    </style:style>
    <style:style style:name="T21" style:family="text">
      <style:text-properties officeooo:rsid="00394d71"/>
    </style:style>
    <style:style style:name="T22" style:family="text">
      <style:text-properties officeooo:rsid="003a6d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have used <text:span text:style-name="T1">LARAVEL </text:span>framework as the backend. Please follow the below instructions to install</text:p>
      <text:p text:style-name="P1"/>
      <text:p text:style-name="P2">Documentation URL: <text:a xlink:type="simple" xlink:href="https://laravel.com/docs/5.1/">https://laravel.com/docs/5.1/</text:a> </text:p>
      <text:p text:style-name="P1"/>
      <text:list xml:id="list5184762634431866535" text:style-name="L1">
        <text:list-item>
          <text:p text:style-name="P11">Install the composer</text:p>
          <text:list>
            <text:list-header>
              <text:p text:style-name="P12"><text:a xlink:type="simple" xlink:href="https://getcomposer.org/download/">https://getcomposer.org/download/</text:a> </text:p>
            </text:list-header>
          </text:list>
        </text:list-item>
        <text:list-item>
          <text:p text:style-name="P13">Download laravel installer</text:p>
          <text:list>
            <text:list-header>
              <text:p text:style-name="P10"><text:span text:style-name="T8">Execute the command: </text:span><text:span text:style-name="Source_20_Text"><text:span text:style-name="T5">composer </text:span></text:span><text:span text:style-name="Source_20_Text"><text:span text:style-name="T6">global</text:span></text:span><text:span text:style-name="Source_20_Text"><text:span text:style-name="T5"> </text:span></text:span><text:span text:style-name="Source_20_Text"><text:span text:style-name="T6">require</text:span></text:span><text:span text:style-name="Source_20_Text"><text:span text:style-name="T5"> </text:span></text:span><text:span text:style-name="Source_20_Text"><text:span text:style-name="T7">"laravel/installer"</text:span></text:span></text:p>
            </text:list-header>
          </text:list>
        </text:list-item>
        <text:list-item>
          <text:p text:style-name="P14">Create <text:span text:style-name="T12">one</text:span> database in your local repository. <text:span text:style-name="T13">Ex: blog</text:span></text:p>
        </text:list-item>
        <text:list-item>
          <text:p text:style-name="P15">Download the git repo and enter into the floder <text:span text:style-name="T22">&amp; place it in the root folder</text:span>. </text:p>
          <text:p text:style-name="P16">URL: <text:a xlink:type="simple" xlink:href="https://github.com/mallagopi999/blog"><text:span text:style-name="T20">https://github.com/mallagopi999/blog</text:span></text:a><text:span text:style-name="T20"> </text:span></text:p>
          <text:p text:style-name="P17"><text:span text:style-name="T19">Execute</text:span><text:span text:style-name="T18">: c</text:span>d blog</text:p>
        </text:list-item>
        <text:list-item>
          <text:p text:style-name="P19">Execute: <text:span text:style-name="T1">composer install</text:span></text:p>
        </text:list-item>
        <text:list-item>
          <text:p text:style-name="P23">open <text:span text:style-name="T1">.env</text:span> file in the repo, and change <text:s/><text:span text:style-name="T14">the following variables</text:span></text:p>
          <text:list>
            <text:list-header>
              <text:p text:style-name="P20"><text:span text:style-name="T1">DB_USERNAME &amp; DB_PASSWORD </text:span><text:span text:style-name="T3">&amp; DB_DATABASE</text:span></text:p>
            </text:list-header>
          </text:list>
        </text:list-item>
        <text:list-item>
          <text:p text:style-name="P21">Execute the following command to create the required tables</text:p>
          <text:p text:style-name="P18">php artisan <text:span text:style-name="T9">migrate</text:span></text:p>
        </text:list-item>
        <text:list-item>
          <text:p text:style-name="P22">Exectute the following command to seed the tables with <text:span text:style-name="T21">sample</text:span> data</text:p>
          <text:p text:style-name="P25"><text:span text:style-name="T1">php artisan db:seed</text:span></text:p>
        </text:list-item>
        <text:list-item>
          <text:p text:style-name="P24">Check all the APIs <text:span text:style-name="T10">given as in the </text:span><text:span text:style-name="T2">README</text:span><text:span text:style-name="T10"> documentation. </text:span></text:p>
        </text:list-item>
      </text:list>
      <text:p text:style-name="P3"/>
      <text:p text:style-name="P3"/>
      <text:p text:style-name="P9">Code Base</text:p>
      <text:p text:style-name="P4"/>
      <text:p text:style-name="P5"><text:span text:style-name="T1">database/</text:span><text:span text:style-name="T4">migrations</text:span><text:span text:style-name="T15"> : contains the structure of the tables</text:span></text:p>
      <text:p text:style-name="P6"><text:span text:style-name="T1">database/seeds</text:span> : contains the sample data seeded in the database</text:p>
      <text:p text:style-name="P6"/>
      <text:p text:style-name="P7"><text:span text:style-name="T1">app/Http/Controllers/PostsController.php</text:span> : <text:span text:style-name="T16">contains all the apis code</text:span></text:p>
      <text:p text:style-name="P7"/>
      <text:p text:style-name="P8"><text:span text:style-name="T1">app/Http/routes.php</text:span> : <text:span text:style-name="T17">contains all the routes used for the api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onaco, 'Andale Mono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6:39:22.759060837</meta:creation-date>
    <meta:generator>LibreOffice/4.2.8.2$Linux_X86_64 LibreOffice_project/420m0$Build-2</meta:generator>
    <dc:date>2016-03-16T18:37:17.135340834</dc:date>
    <meta:editing-duration>PT1H8M7S</meta:editing-duration>
    <meta:editing-cycles>61</meta:editing-cycles>
    <meta:document-statistic meta:table-count="0" meta:image-count="0" meta:object-count="0" meta:page-count="1" meta:paragraph-count="23" meta:word-count="163" meta:character-count="1105" meta:non-whitespace-character-count="968"/>
  </office:meta>
</office:document-meta>
</file>